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eeBuilder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Sitemap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ComponentInstan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reeBuilder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createComponentManager( Configuration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Class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link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eeBuilder.getLocation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TreeBuilder.registerNode( String name , Processing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reeBuilder.getParameters( Configuration config , Location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TreeBuilder.createBuilder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TreeBuilder.createTree( Configuration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eeBuild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TreeBuild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build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TreeBuilder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TypeForStatement( Configuration statement , String ro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TreeBuilder.re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build( Configuration 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TreeBuilder.getDisposabl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RegisteredNod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reeBuilde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setRoleManager( RoleManager 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setProcessor( ConcreteTree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setupNode( ProcessingNode node ,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TreeBuilder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Builder.createRo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TreeBuilder.createNodeBuilder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